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text-properties officeooo:rsid="000f638e" officeooo:paragraph-rsid="000f638e"/>
    </style:style>
    <style:style style:name="P2" style:family="paragraph" style:parent-style-name="Standard" style:list-style-name="WWNum2">
      <style:paragraph-properties fo:text-align="justify" style:justify-single-word="false" style:writing-mode="lr-tb"/>
      <style:text-properties officeooo:rsid="002d9743" officeooo:paragraph-rsid="000f638e"/>
    </style:style>
    <style:style style:name="P3" style:family="paragraph" style:parent-style-name="Standard" style:list-style-name="WWNum2">
      <style:paragraph-properties fo:text-align="justify" style:justify-single-word="false" style:writing-mode="lr-tb"/>
      <style:text-properties officeooo:paragraph-rsid="000f638e"/>
    </style:style>
    <style:style style:name="P4" style:family="paragraph" style:parent-style-name="Standard" style:list-style-name="WWNum2">
      <style:paragraph-properties fo:text-align="justify" style:justify-single-word="false" style:writing-mode="lr-tb"/>
      <style:text-properties fo:font-weight="normal" officeooo:paragraph-rsid="000f638e" style:font-weight-asian="normal" style:font-weight-complex="normal"/>
    </style:style>
    <style:style style:name="P5" style:family="paragraph" style:parent-style-name="Standard" style:list-style-name="WWNum2">
      <style:paragraph-properties fo:text-align="justify" style:justify-single-word="false" style:writing-mode="lr-tb"/>
      <style:text-properties officeooo:paragraph-rsid="000f638e" fo:background-color="transparent"/>
    </style:style>
    <style:style style:name="P6" style:family="paragraph" style:parent-style-name="Standard" style:list-style-name="WWNum2">
      <style:paragraph-properties fo:text-align="justify" style:justify-single-word="false" style:writing-mode="lr-tb"/>
      <style:text-properties officeooo:rsid="001b1041" officeooo:paragraph-rsid="000f638e" fo:background-color="transparent"/>
    </style:style>
    <style:style style:name="P7" style:family="paragraph" style:parent-style-name="Standard" style:list-style-name="WWNum2">
      <style:paragraph-properties fo:text-align="justify" style:justify-single-word="false" style:writing-mode="lr-tb"/>
      <style:text-properties officeooo:rsid="002d9743" officeooo:paragraph-rsid="000f638e" fo:background-color="transparent"/>
    </style:style>
    <style:style style:name="P8" style:family="paragraph" style:parent-style-name="Standard" style:list-style-name="WWNum2">
      <style:paragraph-properties fo:text-align="justify" style:justify-single-word="false" style:writing-mode="lr-tb"/>
      <style:text-properties style:use-window-font-color="true" style:font-name="Liberation Serif" fo:font-size="12pt" fo:language="en" fo:country="GB" fo:font-weight="normal" officeooo:rsid="002d9743" officeooo:paragraph-rsid="000f638e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" style:family="text">
      <style:text-properties style:use-window-font-color="true" style:font-name="Liberation Serif" fo:font-size="12pt" fo:language="en" fo:country="GB" fo:font-weight="normal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" style:family="text">
      <style:text-properties style:use-window-font-color="true" style:font-name="Liberation Serif" fo:font-size="12pt" fo:language="en" fo:country="GB" fo:font-weight="normal" officeooo:rsid="002f7321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" style:family="text">
      <style:text-properties style:use-window-font-color="true" style:font-name="Liberation Serif" fo:font-size="12pt" fo:language="en" fo:country="GB" fo:font-weight="normal" officeooo:rsid="002c9308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" style:family="text">
      <style:text-properties style:use-window-font-color="true" style:font-name="Liberation Serif" fo:font-size="12pt" fo:language="en" fo:country="GB" fo:font-weight="normal" officeooo:rsid="003f175a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5" style:family="text">
      <style:text-properties style:use-window-font-color="true" style:font-name="Liberation Serif" fo:font-size="12pt" fo:language="en" fo:country="GB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6" style:family="text">
      <style:text-properties style:use-window-font-color="true" style:font-name="Liberation Serif" fo:font-size="12pt" fo:language="en" fo:country="GB" fo:font-weight="normal" officeooo:rsid="001b1041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style:use-window-font-color="true" style:font-name="Liberation Serif" fo:font-size="12pt" fo:language="en" fo:country="GB" fo:font-weight="normal" officeooo:rsid="002c9308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8" style:family="text">
      <style:text-properties style:use-window-font-color="true" style:font-name="Liberation Serif" fo:font-size="12pt" fo:language="en" fo:country="GB" fo:font-weight="normal" officeooo:rsid="003f175a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style:use-window-font-color="true" style:font-name="Liberation Serif" fo:font-size="12pt" fo:language="en" fo:country="GB" fo:font-weight="normal" officeooo:rsid="002f7321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style:use-window-font-color="true" style:font-name="Liberation Serif" fo:font-size="12pt" fo:language="en" fo:country="GB" fo:font-weight="normal" officeooo:rsid="0034f850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b1041" style:font-weight-asian="normal" style:font-weight-complex="normal"/>
    </style:style>
    <style:style style:name="T13" style:family="text">
      <style:text-properties fo:font-weight="normal" officeooo:rsid="002c9308" style:font-weight-asian="normal" style:font-weight-complex="normal"/>
    </style:style>
    <style:style style:name="T14" style:family="text">
      <style:text-properties fo:font-weight="normal" officeooo:rsid="002f7321" style:font-weight-asian="normal" style:font-weight-complex="normal"/>
    </style:style>
    <style:style style:name="T15" style:family="text">
      <style:text-properties fo:font-weight="normal" officeooo:rsid="001b1041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2c9308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2f7321" fo:background-color="transparent" loext:char-shading-value="0" style:font-weight-asian="normal" style:font-weight-complex="normal"/>
    </style:style>
    <style:style style:name="T18" style:family="text">
      <style:text-properties officeooo:rsid="003f17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D NPIs:</text:p>
      <text:p text:style-name="P1"/>
      <text:list xml:id="list1101798174" text:style-name="WWNum2">
        <text:list-item>
          <text:p text:style-name="P3"><text:span text:style-name="T11">Day of the week (Mon, Tue, Wed, Thu, Fri, Sat, Sun): </text:span><text:span text:style-name="T12">categorical variable with 7 levels</text:span></text:p>
        </text:list-item>
        <text:list-item>
          <text:p text:style-name="P3"><text:span text:style-name="T11">COVID passport NPI: </text:span><text:span text:style-name="T12">categorical variable</text:span></text:p>
          <text:list>
            <text:list-item>
              <text:p text:style-name="P4">0 when the NPI was not into effect</text:p>
            </text:list-item>
            <text:list-item>
              <text:p text:style-name="P3"><text:span text:style-name="T11">1 for the </text:span><text:span text:style-name="T12">LAG (see </text:span><text:span text:style-name="T6">following</text:span><text:span text:style-name="T12"> section)</text:span><text:span text:style-name="T11"> following days after it came into effect, to account for the lag caused by the incubation period of the virus, or any other lags if the NPI status changes again</text:span></text:p>
            </text:list-item>
            <text:list-item>
              <text:p text:style-name="P4">2 when the NPI was into effect after the lag period only for restricted events (such as only for night clubs, or only for cultural events)</text:p>
            </text:list-item>
            <text:list-item>
              <text:p text:style-name="P3"><text:span text:style-name="T12">3 when the NPI was into effect after the lag period for a wider range of events (large </text:span><text:span text:style-name="T15">gatherings, bars, trains, cafés, workplace)</text:span></text:p>
            </text:list-item>
          </text:list>
        </text:list-item>
        <text:list-item>
          <text:p text:style-name="P5"><text:span text:style-name="T7">Face masks: </text:span><text:span text:style-name="T8">categorical variable</text:span></text:p>
          <text:list>
            <text:list-item>
              <text:p text:style-name="P6"><text:span text:style-name="T11">0 </text:span><text:span text:style-name="T13">when NPI was not into effect</text:span></text:p>
            </text:list-item>
            <text:list-item>
              <text:p text:style-name="P6"><text:span text:style-name="T11">1 </text:span><text:span text:style-name="T13">LAG</text:span></text:p>
            </text:list-item>
            <text:list-item>
              <text:p text:style-name="P6"><text:span text:style-name="T9">2 </text:span><text:span text:style-name="T10">r</text:span><text:span text:style-name="T7">ecommended</text:span></text:p>
            </text:list-item>
            <text:list-item>
              <text:p text:style-name="P6"><text:span text:style-name="T9">3 </text:span><text:span text:style-name="T10">r</text:span><text:span text:style-name="T7">equired in some specified shared/public spaces outside the home with other people present, or some situations when social distancing not possible </text:span></text:p>
            </text:list-item>
            <text:list-item>
              <text:p text:style-name="P6"><text:span text:style-name="T9">4 </text:span><text:span text:style-name="T10">r</text:span><text:span text:style-name="T7">equired in all shared/public spaces outside the home with other people present or all situations when social distancing not possible </text:span></text:p>
            </text:list-item>
            <text:list-item>
              <text:p text:style-name="P6"><text:span text:style-name="T9">5 </text:span><text:span text:style-name="T10">r</text:span><text:span text:style-name="T7">equired outside the home at all times regardless of location or presence of other people</text:span></text:p>
            </text:list-item>
          </text:list>
        </text:list-item>
        <text:list-item>
          <text:p text:style-name="P5"><text:span text:style-name="T7">Public gathering restriction: </text:span><text:span text:style-name="T8">categorical variable</text:span></text:p>
          <text:list>
            <text:list-item>
              <text:p text:style-name="P6"><text:span text:style-name="T11">0 </text:span><text:span text:style-name="T13">not into effect</text:span></text:p>
            </text:list-item>
            <text:list-item>
              <text:p text:style-name="P6"><text:span text:style-name="T11">1 </text:span><text:span text:style-name="T13">LAG</text:span></text:p>
            </text:list-item>
            <text:list-item>
              <text:p text:style-name="P6"><text:span text:style-name="T14">2 </text:span><text:span text:style-name="T13">restrictions on very large gatherings (the limit is above 1000 people)</text:span></text:p>
            </text:list-item>
            <text:list-item>
              <text:p text:style-name="P6"><text:span text:style-name="T14">3 </text:span><text:span text:style-name="T13">restrictions on gatherings between 101-1000 people </text:span></text:p>
            </text:list-item>
            <text:list-item>
              <text:p text:style-name="P6"><text:span text:style-name="T14">4 </text:span><text:span text:style-name="T13">restrictions on gatherings between 11-100 people </text:span></text:p>
            </text:list-item>
            <text:list-item>
              <text:p text:style-name="P6"><text:span text:style-name="T14">5 </text:span><text:span text:style-name="T13">restrictions on gatherings of 10 people or less </text:span></text:p>
            </text:list-item>
          </text:list>
        </text:list-item>
        <text:list-item>
          <text:p text:style-name="P3"><text:span text:style-name="T3">Stay at home: </text:span><text:span text:style-name="T4">categorical variable</text:span></text:p>
          <text:list>
            <text:list-item>
              <text:p text:style-name="P6"><text:span text:style-name="T11">0 </text:span><text:span text:style-name="T13">not into effect</text:span></text:p>
            </text:list-item>
            <text:list-item>
              <text:p text:style-name="P6"><text:span text:style-name="T11">1 </text:span><text:span text:style-name="T13">LAG</text:span></text:p>
            </text:list-item>
            <text:list-item>
              <text:p text:style-name="P3"><text:span text:style-name="T2">2 </text:span><text:span text:style-name="T16">recommend not leaving house </text:span></text:p>
            </text:list-item>
            <text:list-item>
              <text:p text:style-name="P3"><text:span text:style-name="T17">3</text:span><text:span text:style-name="T16"> require not leaving house with exceptions for daily exercise, grocery shopping, and 'essential' trips </text:span></text:p>
            </text:list-item>
            <text:list-item>
              <text:p text:style-name="P3"><text:span text:style-name="T17">4 </text:span><text:span text:style-name="T16">require not leaving house with minimal exceptions (eg allowed to leave once a week, or only one person can leave at a time, etc) </text:span></text:p>
            </text:list-item>
          </text:list>
        </text:list-item>
        <text:list-item>
          <text:p text:style-name="P8">Closure of schools: <text:span text:style-name="T18">categorical variable</text:span></text:p>
          <text:list>
            <text:list-item>
              <text:p text:style-name="P8">0 not into effect</text:p>
            </text:list-item>
            <text:list-item>
              <text:p text:style-name="P8">1 LAG</text:p>
            </text:list-item>
            <text:list-item>
              <text:p text:style-name="P7"><text:span text:style-name="T9">2 </text:span><text:span text:style-name="T5">recommend closing or all schools open with alterations resulting in significant differences compared to non-Covid-19 operations </text:span></text:p>
            </text:list-item>
            <text:list-item>
              <text:p text:style-name="P7"><text:span text:style-name="T9">3 </text:span><text:span text:style-name="T5">require closing (only some levels or categories, eg just high school, or just public schools) </text:span></text:p>
            </text:list-item>
            <text:list-item>
              <text:p text:style-name="P7"><text:span text:style-name="T9">4 </text:span><text:span text:style-name="T5">require closing all levels </text:span></text:p>
            </text:list-item>
          </text:list>
        </text:list-item>
        <text:list-item>
          <text:p text:style-name="P8">Closure of workplaces: <text:span text:style-name="T18">categorical variable</text:span></text:p>
          <text:list>
            <text:list-item>
              <text:p text:style-name="P8">0 not into effect</text:p>
            </text:list-item>
            <text:list-item>
              <text:p text:style-name="P8">1 LAG</text:p>
            </text:list-item>
            <text:list-item>
              <text:p text:style-name="P2"><text:span text:style-name="T2">2 </text:span><text:span text:style-name="T1">recommend closing (or recommend work from home) or all businesses open with alterations resulting in significant differences compared to non-Covid-19 operation</text:span><text:span text:style-name="T2">s</text:span></text:p>
            </text:list-item>
            <text:list-item>
              <text:p text:style-name="P2"><text:span text:style-name="T2">2</text:span><text:span text:style-name="T1"> require closing (or work from home) for some sectors or categories of workers</text:span></text:p>
            </text:list-item>
            <text:list-item>
              <text:p text:style-name="P2"><text:soft-page-break/><text:span text:style-name="T2">3 </text:span><text:span text:style-name="T1">require closing (or work from home) for all-but-essential workplaces (eg grocery stores, doctors)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11:41:02.073139720</meta:creation-date>
    <dc:date>2021-12-15T11:41:22.404772795</dc:date>
    <meta:editing-duration>PT20S</meta:editing-duration>
    <meta:editing-cycles>1</meta:editing-cycles>
    <meta:document-statistic meta:table-count="0" meta:image-count="0" meta:object-count="0" meta:page-count="2" meta:paragraph-count="39" meta:word-count="441" meta:character-count="2472" meta:non-whitespace-character-count="2096"/>
    <meta:generator>LibreOffice/6.4.7.2$Linux_X86_64 LibreOffice_project/40$Build-2</meta:generator>
  </office:meta>
</office:document-meta>
</file>